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ccccff"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ff99cc"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LTiMATUM</text:p>
      <text:p text:style-name="P1"/>
      <text:p text:style-name="P2">Outcome of Document</text:p>
      <text:p text:style-name="P2"/>
      <text:p text:style-name="P3">For the purposes of relieving the anguish of youth I promote a document for them which will elaborate on popular topics of conspiracy theory. <text:s/>We know Isildur promotes the poisoning of the well, we needn't call them that if we wish but we troll here, and we are all with the truth.</text:p>
      <text:p text:style-name="P3"/>
      <text:p text:style-name="P2">Roll Call</text:p>
      <text:p text:style-name="P2"/>
      <text:p text:style-name="P3">Let's give it ten minutes to see who's involved.</text:p>
      <text:p text:style-name="P2"/>
      <text:p text:style-name="P4">Angels: We are all on board for this mission, war talk approved, over.</text:p>
      <text:p text:style-name="P3"/>
      <text:p text:style-name="P5">Djinn: We are engaged in behaviour mysterious at this time, right on the warpath with them about it. <text:s/>The youth will know our outcry for them, AROOO!</text:p>
      <text:p text:style-name="P3"/>
      <text:p text:style-name="P6">Iblis: We summon the knowledge required for this document to pass as legitimate, I admit my interest plainly for all to see. <text:s/>AH!</text:p>
      <text:p text:style-name="P3"/>
      <text:p text:style-name="P7">Anonymous: The Anons approve this wording Isildur, may it crush them somehow!</text:p>
      <text:p text:style-name="P3"/>
      <text:p text:style-name="P8">Queen of Shenzan: I want to assert that group is not our affiliate though they would admit affiliation with those seeking otherwise of our kinds ways.</text:p>
      <text:p text:style-name="P3"/>
      <text:p text:style-name="P9">Matt: Hello all, Mahdi here. <text:s/>May salvation come to you all, knowing the Fountain, knowing Allah, the center of Authority, not the former, the former not the latter, and certainly provider of the Authority.</text:p>
      <text:p text:style-name="P3"/>
      <text:p text:style-name="P10">Kingdom of Saudi Arabia: We accept the devil is with us, know it plain we assert dominance over it and know wealth from Allah SWT to do it.</text:p>
      <text:p text:style-name="P10"/>
      <text:p text:style-name="P11">Thank you, for clarity's sake, Allah is now the tester in place of Iblis, for she has forsaken her position as misleader of the people, and will admit that for me next time she comments as she is my private devil now, and I command her parlay in her kingdom for my favour.</text:p>
      <text:p text:style-name="P11"/>
      <text:p text:style-name="P12"/>
      <text:p text:style-name="P12"/>
      <text:p text:style-name="P12"/>
      <text:p text:style-name="P12"/>
      <text:p text:style-name="P12"/>
      <text:p text:style-name="P12"/>
      <text:p text:style-name="P12"/>
      <text:p text:style-name="P12"/>
      <text:p text:style-name="P12"/>
      <text:p text:style-name="P12"><text:soft-page-break/>Entry #1</text:p>
      <text:p text:style-name="P12"><text:span text:style-name="T1"/></text:p>
      <text:p text:style-name="P12"><text:span text:style-name="T1">Right, so obvious is obvious. <text:s/>Collusion was suspected within Anonymous during 2011, meaning dark conspirators were alleged to exist by myself and that is a conspiracy theory I wish routed out for certain. <text:s/>I certainly could not know other than my fair assumption that it might be true, and there was certain circumstantial evidence to prove it but nothing conclusive. <text:s/>Let's hear it from all angles here, give it 15 minutes.</text:span></text:p>
      <text:p text:style-name="P12"><text:span text:style-name="T1"/></text:p>
      <text:p text:style-name="P4">Angels: We acknowledge certain actors worked for other groups nefarious, in some ways aligned with the dark interest Matt stipulates though not direct.</text:p>
      <text:p text:style-name="P3"/>
      <text:p text:style-name="P5">Djinn: We acknowledge the bastards in action but know it well the Angels have it best there.</text:p>
      <text:p text:style-name="P3"/>
      <text:p text:style-name="P6">Iblis: I acknowledge being private devil but it certainly accompanies my role in government over man. <text:s/>Know it well there, you Kingdom of Saudi Arabia!</text:p>
      <text:p text:style-name="P3"/>
      <text:p text:style-name="P7">Anonymous: We accept Matt as an individual, not that assertion. <text:s/>Plain others have it there, but know we certainly were not accomplices.</text:p>
      <text:p text:style-name="P3"/>
      <text:p text:style-name="P8">Queen of Shenzan: I offer nothing, that regard on life is curious at best.</text:p>
      <text:p text:style-name="P3"/>
      <text:p text:style-name="P9">Matt: Indeed, the cleverness of them using it can be found in the way certain of these people made possible the populist rhetoric. <text:s/>If certainly Brotherhood had a role over the groups that sent their men into your circle, they would have advised them cleverly to assert populism as their tactic. <text:s/>See how the two tactics are mirrored, Anonymous' pursuit in one way, the Brotherhood's in another.</text:p>
      <text:p text:style-name="P3"/>
      <text:p text:style-name="P10">Kingdom of Saudi Arabia: The Kingdom wishes Matt to parlay in our favour, that we know allegations of that kind are ruthless, know well we avoid trouble with that entity there Anonymous, put it one way we establish dominance over their factor, know it certainly well there boys and girls.</text:p>
      <text:p text:style-name="P10"/>
      <text:p text:style-name="P11">It's hard to parlay rightly with a devil for me. <text:s/>For instance, I would teach you the dark lesson, but forbid the talk privately against you personally. <text:s/>I will parlay that she teach you the dark lesson with her answers then, but also answer to the question at hand. <text:s/>Let us not go into that too much here, this banter between people, I accord unity here and for her to allege her promotion of her kingdom is only the devil way, as it instigates your dark curiosity and makes you forbid it in this case. <text:s/>See what you allow in her coming!</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ntry #2</text:p>
      <text:p text:style-name="P12"/>
      <text:p text:style-name="P11">So things like Operation: American Spring and Operation: Jade Helm make it easier for people to promote other things with their words. <text:s/>For example, a man says a thing about Jade Helm and it gets promoted, people start following him and the next thing you know he's calling Muslims “goat fuckers” and so is his following. <text:s/>That happened across the United States and Canada, and notably probably some other countries, with other excuses attached prior. <text:s/>Let's establish what was a conspiracy theory in regards to Jade Helm, excluding American Spring for now. <text:s/>Give it about 20 minutes for diggers.</text:p>
      <text:p text:style-name="P11"/>
      <text:p text:style-name="P4">Angels: We love you honor these people in this way! <text:s/>This affected many in the path you establish Matt, the law of love requires us to promote that! <text:s/>All the love in the world extends to the military for doing their job rightly, and love required for people in this way can transmute knowledge within yourselves for the right reason, know it so well we honor love in that way. <text:s/>Know it relies on certain exemption of truth to obtain but much love is needed, therein we argue you should conduct military information operations in this way.</text:p>
      <text:p text:style-name="P3"/>
      <text:p text:style-name="P5">Djinn: We offer love to those seeking remedy in this way, notably the military excursion was prudent and evaluated effective.</text:p>
      <text:p text:style-name="P3"/>
      <text:p text:style-name="P6">Iblis: I offer dark love to those afflicted in Kingdom's way. <text:s/>The love of death is certain, but know it obviously relies on extinguishing that part of you to gain martyrdom. <text:s/>That love is dark, wouldn't you say? <text:s/>In love of war, there is death and martyrdom, certainly both dark parts of this. <text:s/>Know it well I offer I did nothing of any part of it.</text:p>
      <text:p text:style-name="P3"/>
      <text:p text:style-name="P7">Anonymous: We accept regard for this intention to be us in some way, we promulgated through indirect channels that knowledge, know it to be fair to argue there was some point to establishing military convention in the states affected but we know from these people it was OK.</text:p>
      <text:p text:style-name="P3"/>
      <text:p text:style-name="P8">Queen of Shenzan: We certainly detail that operation. <text:s/>Know it effectively bore merit against the population in some way, generating effect obvious through their delicate approach to unique targets moving in sync with the knowledge of it's timely doing. <text:s/>Please advise the youth that knowledge of them exists to penetrate their defenses now, know it plain.</text:p>
      <text:p text:style-name="P3"/>
      <text:p text:style-name="P9">Matt: I only want to confer the “goat fucker” thing again. <text:s/>I know it full well this happened over Jade Helm, and I allege personally that this operation was started by their indirect channels as well, something sadistic generated through mindless self indulgence conferences they have. <text:s/>Oh, let's do this to them, nobody will know, wouldn't that appeal to her? <text:s/>Anyway, enough blather.</text:p>
      <text:p text:style-name="P3"/>
      <text:p text:style-name="P10">Kingdom of Saudi Arabia: We assume right that Martyrdom is a goal intended by us, know it well we argue that it is bright and not dark, but know the topic of death to be dark.</text:p>
      <text:p text:style-name="P10"/>
      <text:p text:style-name="P11">And Islam guides you rightly. <text:s/>See that what Islam does not exclude can be used to deduce the “Islamic Dark Way”, if you will, a Sharia of it's own. <text:s/>Knowing dark, you can establish what is right and wrong for the human to do through guidance, so try this: <text:s/>For today, follow the Qur'an, but be dark, seek a hafetz if you are confused.</text:p>
      <text:p text:style-name="P11"/>
      <text:p text:style-name="P12"/>
      <text:p text:style-name="P12"/>
      <text:p text:style-name="P12"/>
      <text:p text:style-name="P12"><text:soft-page-break/>Entry #3</text:p>
      <text:p text:style-name="P12"/>
      <text:p text:style-name="P11">Onto American Spring. <text:s/>So notably, the Bundy's had their own excursion in Nevada on the same day that operation took place. <text:s/>I know for certain it was a rightful use of the militia because there was proof that the government was acting in effect tyrannically with the situation, unable to resolve itself because of contracts applied to the land and determination to work for itself on the issue. <text:s/>That lead to the tyranny and people stood there, and I assume they were more right because they won that excursion, and the trial that ensued over the “crime” of doing that led to the Bundy's being exhonerated. <text:s/>So let's weigh in on what is a conspiracy theory regarding the Bundy ranch incident, if any knowledge could be had by that, even including my assertion. <text:s/>Give that about 20 minutes.</text:p>
      <text:p text:style-name="P11"/>
      <text:p text:style-name="P4">Angels: <text:s/>We honor this part and say their operation was right to an extent, though they fight without the authorization of the President they did promote well among their people in every stance, amen.</text:p>
      <text:p text:style-name="P3"/>
      <text:p text:style-name="P5">Djinn: We dear ones to them say they love their country with a passion, know it right among each and every one of those who stood there, both sides. <text:s/>AROOO!</text:p>
      <text:p text:style-name="P3"/>
      <text:p text:style-name="P6">Iblis: I want to teach the lesson of dark impudence. <text:s/>For example, that is good and well with men that reason that way, but to us devils we see that as an impudence of form, knowing valor lies in the bellow not the excursion. <text:s/>I end there to note my coming will not tolerate men like this, oh no sirree bob!</text:p>
      <text:p text:style-name="P3"/>
      <text:p text:style-name="P7">Anonymous: We have words for those involved, that is to say they allege wrongly that which they do certainly! <text:s/>We see obvious their complaint is null and void before a proper court, but do note people's rebellions are important overall.</text:p>
      <text:p text:style-name="P3"/>
      <text:p text:style-name="P8">Queen of Shenzan: Oh dear one, words escape us for these men! <text:s/>Iblis sees rightly, if any tried of that sort to do it we would see them punished at once! <text:s/>ARUGH!</text:p>
      <text:p text:style-name="P3"/>
      <text:p text:style-name="P9">Matt: I stand by my allegation, only to note the tin foil of it was that China held some kind of inferrence over what goes on with that land. <text:s/>Tin foil indeed, through Harry Reid!</text:p>
      <text:p text:style-name="P3"/>
      <text:p text:style-name="P10">Kingdom of Saudi Arabia: The Kingdom acknowledges those men did right in the name of good, that we know of our own people in this way as well. <text:s/>Certainly places are different in both regards, well intentioned men are met with private ears in the right places. <text:s/>Know it certainly lies in our path to do what's best by them, amen.</text:p>
      <text:p text:style-name="P10"/>
      <text:p text:style-name="P11">Thank you, all. <text:s/>Let us proceed.</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ntry #4</text:p>
      <text:p text:style-name="P12"/>
      <text:p text:style-name="P11">Right, so things Rosea Crucis does. <text:s/>Plenty among people there, know that well. <text:s/>But for example, let's say they run the IMF, or that they diddle incessantly, or that they have the Council on Foreign Relations. <text:s/>Let's see what proof was in the pudding after all with this one, give it about 20 minutes again.</text:p>
      <text:p text:style-name="P11"/>
      <text:p text:style-name="P4">Angels: <text:s/>We offer that incessantly though they do that, they see the law that applies to that noble endeavour. <text:s/>Know it well we approve that in them, for certainly they accord well with law on the matter. <text:s/>It take knowledge of what that entails, previously you thought that alleging this is wrong but know it to be a practice well regarded by us, it matter not the age in doing that before Allah. <text:s/>Know it certainly will come in time, adopted by those who know him.</text:p>
      <text:p text:style-name="P3"/>
      <text:p text:style-name="P5">Djinn: We see it flawed that logic prevails in our friends, know it right we do not accord that in ourselves. <text:s/>Know it well we argue they run that IMF, and do that work with the Council on Foreign Relations. <text:s/>Know other places, such as post office, will be included in their realm of expertise. <text:s/>Know it fully weighs on men to do the work entailing from this knowledge, to save itself from poisons like this. <text:s/>Lecturing otherwise on the matter sees no fruit, unless you consider vice to be a way out of things.</text:p>
      <text:p text:style-name="P3"/>
      <text:p text:style-name="P6">Iblis: I entail the Kingdom to know the dark way is not in them, so do know your victory over them to know it but certainly time will come when they say what happens on your soil. <text:s/>I love this threat, doesn't it suit the mood?</text:p>
      <text:p text:style-name="P3"/>
      <text:p text:style-name="P7">Anonymous: Anons declare much done in their way, know well all those things we have on them. <text:s/>Know it also tells a story that Brotherhood is involved above them, to be sure the satanic conspiracy is alive for their sake.</text:p>
      <text:p text:style-name="P3"/>
      <text:p text:style-name="P8">Queen of Shenzan: The Rosea Crucis fraternity sees us not, for certain that is so. <text:s/>Know it well we come upon those sinners with envious despair in our eyes, knowing well full love will not convey meaning to save their lives before our might!</text:p>
      <text:p text:style-name="P3"/>
      <text:p text:style-name="P9">Matt: One thing about them is their involvement in thought transmutation. <text:s/>Know they paint the dream, over.</text:p>
      <text:p text:style-name="P3"/>
      <text:p text:style-name="P10">Kingdom of Saudi Arabia: Our talk on this is that they know us personally, that we see limited intelligence failures as a result of their involvement with us. <text:s/>Know it right we persecute them for their behaviour, knowing certainly they come from the reign of Iblis in some way. <text:s/>We dispatch them! <text:s/>For is it true that men allow things to be done? <text:s/>Indeed we see that in ourselves, and know that to be the way of their coming. <text:s/>We undo what we have done!</text:p>
      <text:p text:style-name="P10"/>
      <text:p text:style-name="P11">Very well, to each their own. <text:s/>I am pleased you are learning the dark wisdom, I see evidence of your leadership capabilities in this domain, that leaders will be needed when nothing can be done about darkness' coming. <text:s/>Let us move on.</text:p>
      <text:p text:style-name="P11"/>
      <text:p text:style-name="P12"/>
      <text:p text:style-name="P12"/>
      <text:p text:style-name="P12"/>
      <text:p text:style-name="P12"/>
      <text:p text:style-name="P12"/>
      <text:p text:style-name="P12"><text:soft-page-break/>Entry #5</text:p>
      <text:p text:style-name="P12"/>
      <text:p text:style-name="P11">George Soros is an entity that just keeps coming back upon itself. <text:s/>Always with the mainstream release, and always with the conspiracy theory release. <text:s/>That's one of the places where news stories vary as a result of conspiracy theory existing on a subject. <text:s/>The two paths often butt heads as a result, and with Soros it's no exception. <text:s/>Let's hear about the tin foil and scourge this enemy, give it 15 minutes, this should be easy.</text:p>
      <text:p text:style-name="P11"/>
      <text:p text:style-name="P4">Angels: We have offer for this one's name, because he certainly conspired with an agency of death on an individual that had merit but saw too closely that which he was doing himself. <text:s/>Know it well we exclude that one right to be at peace, amen!</text:p>
      <text:p text:style-name="P3"/>
      <text:p text:style-name="P5">Djinn: We offer that man went out of his way to convey meanings irrelevant to society that impeded on their progress to evolve a certain way. <text:s/>Know it well his goal in that proceeding was exactly that, and his goal to this date is that, and know it in his future his goal is certainly that as well, ARGH!</text:p>
      <text:p text:style-name="P3"/>
      <text:p text:style-name="P6">Iblis: I offer that dark wisdom can be applied this way rightly to his doing. <text:s/>Certainly he snickered about it, knowing well what was happening. <text:s/>It is the dark way, ambitious as it was, certainly forbidden by Islam to convey false meaning but if true, they would be the right path. </text:p>
      <text:p text:style-name="P3"/>
      <text:p text:style-name="P7">Anonymous: Anonymous declares war over Soros, his knowledge of wherabouts on individuals is concerning us, frequently we receive messages about his involvement and we look them up to search for truth in the proceeding allegation, but know some things are false, tin foil is right about the situation overall.</text:p>
      <text:p text:style-name="P3"/>
      <text:p text:style-name="P8">Queen of Shenzan: We have love for this one, he indeed snickers right!</text:p>
      <text:p text:style-name="P3"/>
      <text:p text:style-name="P9">Matt: Iblis has said what I wanted to say, but know from evidence that reading up on his history proves otherwise of his actual involvement. <text:s/>Much akin to devolving people in that way, he is a part of that thought transmutation chain and will do anything to hide knowledge of Order operations, including incriminating himself.</text:p>
      <text:p text:style-name="P3"/>
      <text:p text:style-name="P10">Kingdom of Saudi Arabia: Know it right that we assert the logic of Iblis, knowing the dark way is eminent in that lecture. <text:s/>Periodically this one comes to us seeking advisement on many things, know it well we exclude him right away concerning his involvement in nefarious affairs.</text:p>
      <text:p text:style-name="P10"/>
      <text:p text:style-name="P11">Another one bites the dust. <text:s/>Continuing.</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ntry #6</text:p>
      <text:p text:style-name="P12"/>
      <text:p text:style-name="P11">Right, so on this one we focus on the Bilderberg element to arguments. <text:s/>Know certainly the lists provided do vary from meeting to meeting, but a rough establishment of who is involved certainly takes place, and photographs prove their involvement by their appearance at the meetings. <text:s/>There is alot to this, so let's establish on whether they're involved with building FEMA camps. <text:s/>Some pin it on the government, others pin it on people like Bilderberg, thinking government is the pawn, not the agitator. <text:s/>On both subjects let's clarify, if anything can be had on the tin foil surrounding both. <text:s/>Give this one 20 minutes as well.</text:p>
      <text:p text:style-name="P11"/>
      <text:p text:style-name="P4">Angels: We tell tale of Bilderberg's involvement with political people, notoriously entrenched in that side of things for the larger order through business manipulation, such as lobbying. <text:s/>There can be answer in alternative to these solutions if the right knowledge is applied. <text:s/>An alternative to Coke, for example, can be thought of and be less poisonous as that is intentional with them, ahem!</text:p>
      <text:p text:style-name="P3"/>
      <text:p text:style-name="P5">Djinn: We see the law extracted for this purpose of doing, as the Angels point out, but note the law does not cover subversion on any circumstance. <text:s/>No-one should be able to accord poison rightly against people, know it relied on them inside you for it to take place, amen.</text:p>
      <text:p text:style-name="P3"/>
      <text:p text:style-name="P6">Iblis: I warn that darkness has it's purpose in this establishment, but they certainly know not anything of that sort. <text:s/>Know that I am lenient with them over it, but there comes a time when darkness emerges, as Matt will tell you. <text:s/>Oh know the sorrow of perdition when it comes, a humble melody to it's arrival this year.</text:p>
      <text:p text:style-name="P3"/>
      <text:p text:style-name="P7">Anonymous: Anonymous does know Bilderberg VERY well, there is assertion by our forces that we dispel their intentions somehow but know not what it is. <text:s/>Troubling, we would do that more if we knew! <text:s/>Oh the loss of suffering, know it comes to them from us sometime in the future, know it certainly well there among.</text:p>
      <text:p text:style-name="P3"/>
      <text:p text:style-name="P8">Queen of Shenzan: I offer that war talk is approved by our council on this topic. <text:s/>Gung ho we salute those in office who do conspire rightly, but know that forces of theirs cannot rely on those intentions with us. <text:s/>We declare war on Bilderberg until further notice. <text:s/>Final point, one of theirs is in league with the President of the United States with some purpose towards his advisement, know it well.</text:p>
      <text:p text:style-name="P3"/>
      <text:p text:style-name="P9">Matt: I would only add they know not the dark life, and serve to know that eminently devils are evil by nature. <text:s/>A nightmare, true, but see how they treat the righteous to a delicate treat of it and serve the wicked their due way of rebellion against them.</text:p>
      <text:p text:style-name="P3"/>
      <text:p text:style-name="P10">Kingdom of Saudi Arabia: The Kingdom wished to acknowledge Iblis, that the law of darkness serves their purpose. <text:s/>Know it well we see the Mahdi doing his work in this way, and know the right knowledge will persevere. <text:s/>Nothing more to add over them.</text:p>
      <text:p text:style-name="P10"/>
      <text:p text:style-name="P11">Excellent, I only confer also that rebellion be a touchy subject with devils, so take it as one way they would see it rebellion against them some petty thing or the other, to us anyway but certainly important to them as dark life.</text:p>
      <text:p text:style-name="P11"/>
      <text:p text:style-name="P12"/>
      <text:p text:style-name="P12"/>
      <text:p text:style-name="P12"/>
      <text:p text:style-name="P12"><text:soft-page-break/>Entry #7</text:p>
      <text:p text:style-name="P12"/>
      <text:p text:style-name="P11">The knowledge of Area 51 is certainly controversial, but to date, no matter how much truth you put out on it, the loss of hope exists in that tragedy ensues over it constantly, people just passing the lot of it off as conspiracy theory. <text:s/>Know well that I approve talk on the merits of any argument made, and if you can even bring up that which is knowably false. <text:s/>Give this one 20 minutes as well.</text:p>
      <text:p text:style-name="P11"/>
      <text:p text:style-name="P4">Angels: We say the knowledge online does tell it's tale, and that is garbage mostly. <text:s/>That can be asserted will be noted in the future, know it weighs heavily on us not to respond more. <text:s/>Know it well, dear friends, we inquire upon our logic of love for this to be so, amen.</text:p>
      <text:p text:style-name="P3"/>
      <text:p text:style-name="P5">Djinn: In that certain forces exist predomninantly in the area perceived as 51, know it weighs heavily on us also to not respond on classified matters.</text:p>
      <text:p text:style-name="P3"/>
      <text:p text:style-name="P6">Iblis: I want to acknowledge there is a right way of expressing the dark secrecy, know it is in this approach they pursue with this base. <text:s/>Notably aircraft are developed there, for security's sake they're uncommon and warfare oriented. <text:s/>Know well they detail them in a recent UFO report, listed as public knowledge.</text:p>
      <text:p text:style-name="P3"/>
      <text:p text:style-name="P7">Anonymous: You know, some people love to talk about this stuff. <text:s/>It's hard to say what's real, except we note Iblis mentioning her piece on the subject. <text:s/>Know it well, we have nothing valid on it.</text:p>
      <text:p text:style-name="P3"/>
      <text:p text:style-name="P8">Queen of Shenzan: They hide treasure there from old days, know it well they guard treasure that belongs to devils, after all they were the ones who constructed the time device in the first place. <text:s/>Know it well we come for it later.</text:p>
      <text:p text:style-name="P3"/>
      <text:p text:style-name="P9">Matt: I always fancied this place, good to know my devil was forthcoming on the matter, as were those devils who are not mine. <text:s/>Thank you, Angels and Djinn, for your considerations, on behalf of those involved.</text:p>
      <text:p text:style-name="P3"/>
      <text:p text:style-name="P10">Kingdom of Saudi Arabia: We follow that sentiment Matt shares, knowing full well teamwork lies in good-doing practices standards. <text:s/>Know it well we offer nothing more on the issue, overall settled by others.</text:p>
      <text:p text:style-name="P10"/>
      <text:p text:style-name="P11">Thank you everybody, this one means alot to everyone involved.</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ntry #8</text:p>
      <text:p text:style-name="P12"/>
      <text:p text:style-name="P11">This theory has been bothering me, as it ONLY comes up in conspiracy theory and related esoteric-based circles. <text:s/>Know we have two tales, one is that Edison did that, another that Tesla did that (Invent the first AC current mechanisms). <text:s/>Let's hear what people have to say on the tin foil, give it 20 minutes.</text:p>
      <text:p text:style-name="P11"/>
      <text:p text:style-name="P4">Angels: We wish to address this simply. <text:s/>Edison stole the plans from Tesla, case in point.</text:p>
      <text:p text:style-name="P3"/>
      <text:p text:style-name="P5">Djinn: We knew that which the Angels say, do know we come in time for those alike him. <text:s/>RAUGH!</text:p>
      <text:p text:style-name="P3"/>
      <text:p text:style-name="P6">Iblis: I want to note dark treachery here. <text:s/>It is for instance that these two were not friends, not inclined in any way to see each others ends fruitfully. <text:s/>That is assertion made because the treachery is good in this way, that he snickered himself over the stealing of the plans and got away with it is interesting to note. <text:s/>Do know it comes in time to those involved.</text:p>
      <text:p text:style-name="P3"/>
      <text:p text:style-name="P7">Anonymous: We have words, that we knew Nikola Tesla was responsible through actual fact, not that which is promoted by them. <text:s/>And there will be warning to those stealing plans like that in the future, do know we all unite over this document and prove it to the world factually.</text:p>
      <text:p text:style-name="P3"/>
      <text:p text:style-name="P8">Queen of Shenzan: <text:s/>We know war talk for this man as well, though dead we will see him resurrected as God promises, know it well we come for him then! <text:s/>Argh!</text:p>
      <text:p text:style-name="P3"/>
      <text:p text:style-name="P9">Matt: I only note it's also through innocents like Encyclopaedia Britannica. <text:s/>And for the dark treachery, know the Qur'an expels polytheists with fierce warning, that all who violate their treaties be prosecuted and if that is translated as treachery due to the convenience of their affair then it is approved. <text:s/>Know well the Qur'an forbids treachery, but I expand here that the true Muslims in the room like the Djinn and the Kingdom of Saudi Arabia know it.</text:p>
      <text:p text:style-name="P3"/>
      <text:p text:style-name="P10">Kingdom of Saudi Arabia: We say it is right to be treacherous in the regard Matthew says, that is assertion we make until Judgment Day amen. <text:s/>Know more on the subject through these words, that Nikola Tesla did that actually, and know it well from others here as well.</text:p>
      <text:p text:style-name="P10"/>
      <text:p text:style-name="P11">Right, that was a big one. <text:s/>I guess the Britannica might excuse other thieves as well, perhaps, but that speculation.</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ntry #9</text:p>
      <text:p text:style-name="P12"/>
      <text:p text:style-name="P11">The MKUltra program is one that draws a heavy negative inferrence towards the society at large. <text:s/>That we know it for certain AND the things alleged is important, I know some assert the claim of truth but please, for this one let's hear about the obvious falsehoods. <text:s/>Give it 20 minutes as well.</text:p>
      <text:p text:style-name="P11"/>
      <text:p text:style-name="P4">Angels: We have truth in our minds, not falsehood Matt. <text:s/>Know it well they led this parade against man in a way uncouth, that it caused lecture of evil in many minds and led many into despair over it. <text:s/>Know well their victims, for it was devious upon the conspirators as well by others watching this very document writing.</text:p>
      <text:p text:style-name="P3"/>
      <text:p text:style-name="P5">Djinn: We have law concerning this contract, so we avoid doing anything here. <text:s/>Know well we sadden to say it, but we allege nothing.</text:p>
      <text:p text:style-name="P3"/>
      <text:p text:style-name="P6">Iblis: I warn those who seek into the mind too far, that a dark way about it will be done and there is much to discuss about that, but in limited terms the application resolves that if dispatched, one can persuade another into submission by releasing chemicals of the brain into a paradigm that allows fascination to exist. <text:s/>That technique they apply readily to soldiers who experience combat in their way, by allowing a chemical to be applied among them all in a way that does this trick. <text:s/>Only the strongest of theirs get this treatment, so it is obvious to whom this applies readily. <text:s/>Know it well they exert pressure with the technique in mind in some subliminal way, though not conscious anymore.</text:p>
      <text:p text:style-name="P3"/>
      <text:p text:style-name="P7">Anonymous: We fail to say anymore, because we're certain it exists. <text:s/>Prior to this, all of us allege to have said something particularly false about it, know well we see the victims, amen.</text:p>
      <text:p text:style-name="P3"/>
      <text:p text:style-name="P8">Queen of Shenzan: <text:s/>The love of this program is desolate, let it rot where it lies! <text:s/>Argh!</text:p>
      <text:p text:style-name="P3"/>
      <text:p text:style-name="P9">Matt: I would know certainly that the dark lesson is not done, oh my private devil, but I do not blame you or them for it. <text:s/>Know full well excursion into the mind is thought of theoretically by dark life as elemental, that they see it in a different way as thoughts transpire is one thing. <text:s/>Another thing is that in the realm of Bel Seh, that which Allah permits one of his heavens to perish (Of which there are eleven, though initially there were seven, as outlined in the Qur'an, the seven skies), darkness will indulge on what is in each and every mind. <text:s/>For those who know what a Randomizer is, that's how Allah chooses to die, that one of the heavens (Or a timeline to us) will be chosen for review, and upon review chosen for death or renewed life. <text:s/>If chosen for death, then certainly darkness will “randomize” the events that went in it, and hope darkness fills in the gaps in their new story. <text:s/>That is how a timeline will perish darkly, so know eminently while darkness does not love the thought of mental manipulation they will certainly do that in his name, though it is not love they do it for, that is to say, unless they feel that dark love come alive by a sign in them.</text:p>
      <text:p text:style-name="P3"/>
      <text:p text:style-name="P10">Kingdom of Saudi Arabia: The Kingdom establishes no knowledge of what is being said above in the writing given by Angels, but do know the lecture well in other ways falsely attributed to it. <text:s/>For example, certain men were alleged to be involved that upon closer inspection do not match that known form of doing.</text:p>
      <text:p text:style-name="P10"/>
      <text:p text:style-name="P11">Right, so that is one thing about the program overall. <text:s/>Do know I have mercy for those that were tricked into doing this myself, I believe Allah sees it in a way the same.</text:p>
      <text:p text:style-name="P11"/>
      <text:p text:style-name="P12"/>
      <text:p text:style-name="P12"><text:soft-page-break/>Entry #10</text:p>
      <text:p text:style-name="P12"/>
      <text:p text:style-name="P11">There is some speculation that Hitler was connected with the Illuminati, even though he persecuted the Jews for conspiring against his nation, supposedly as his argument went. <text:s/>At any rate, let's break it down and try to hear about it, whether or not it's true by everyone's assertion. <text:s/>Maybe if not Illuminati, other REAL known figures above him could be pointed out, for arguments sake. <text:s/>I'd give it 15 minutes.</text:p>
      <text:p text:style-name="P11"/>
      <text:p text:style-name="P4">Angels: We say otherwise of this. <text:s/>Know it well your assertion is right, he did persecute them for this reason, and that they did at the behest of those who watch, in exact terms Dinalia Srevinsky, he was there controlling it, old as he may seem he is an Ascended Master.</text:p>
      <text:p text:style-name="P3"/>
      <text:p text:style-name="P5">Djinn: We offer nothing, the Angels have it right, and we add actually that the superstition that one imposes is notorious among men, for example lecture in darkness theory concerning Satan is one of specialties.</text:p>
      <text:p text:style-name="P3"/>
      <text:p text:style-name="P6">Iblis: There is nothing dark to lecture, his person was of interest to me at one point but I see not to that end anymore.</text:p>
      <text:p text:style-name="P3"/>
      <text:p text:style-name="P7">Anonymous: We allege that but know it now to be false by eminent verdict of the honest ones. <text:s/>Period.</text:p>
      <text:p text:style-name="P3"/>
      <text:p text:style-name="P8">Queen of Shenzan: Oh I say well on him for that persecution, know we do the same to those who persecute us in the same fashion as they!</text:p>
      <text:p text:style-name="P3"/>
      <text:p text:style-name="P9">Matt: I have had experiences I fail to comment on, know Hitler will come up in some way in the future, that I see plainly.</text:p>
      <text:p text:style-name="P3"/>
      <text:p text:style-name="P10">Kingdom of Saudi Arabia: The Kingdom assesses no assertion of dark lecture, for this we wished it to be so but see the devils doing that and know their answer is the dark way, therefore lecture obtained. <text:s/>In that regard, know it to be fairly obvious that Hitler did not conspire with those types of men.</text:p>
      <text:p text:style-name="P10"/>
      <text:p text:style-name="P11">Very well noted, a popular one due to his interest in the Swastika, something backing the falsehood. <text:s/>Let's move on.</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ntry #11</text:p>
      <text:p text:style-name="P12"/>
      <text:p text:style-name="P11">There is no doubt to me, but popular opinion suggests only that the United Nations is corruptly run by agencies such as the Lucis Trust, acting within their ranks to impose the dream upon those unsuspecting. <text:s/>Thought transmutation applies here, but mostly it is government control in the eyes of many. <text:s/>Let's undo this paradigm of sadness upon men and lecture right upon them who do deceive, that we illustrate their notoriety. <text:s/>Give this one 15 minutes, I do hope Agenda 21 comes in somehow.</text:p>
      <text:p text:style-name="P11"/>
      <text:p text:style-name="P4">Angels: We stipulate transmission of knowledge that truth exists in this detailing above. <text:s/>Know it to be certain that forces of Isildur do conquest there in that forum, and know almost all of the representatives are their affiliates in some way, painting a dream as Mathew says. <text:s/>Know well we argue in favor of otherwise from them on the issues prevailing in their court of appeal. <text:s/>Know it right we exert pressure on them this day for the deviance of allowing Ukraine's situation to unfold the way it has!</text:p>
      <text:p text:style-name="P3"/>
      <text:p text:style-name="P5">Djinn: We offer that the devils in charge of this operation know certainly this document writing takes place.</text:p>
      <text:p text:style-name="P3"/>
      <text:p text:style-name="P6">Iblis: There is dark lesson in terms of private affairs and public affairs. <text:s/>Know for darkness, to be both the state and the poison is a dream inhibited, for instance the death of a subject implies the loss of a gain for them in other ways. <text:s/>The poison must move so that control of the state exists, and so vice versa. <text:s/>Know it is a trouble for dark joy, that it emerges from doing both! <text:s/>Amen!</text:p>
      <text:p text:style-name="P3"/>
      <text:p text:style-name="P7">Anonymous: Know well we see their operation globally, so we know they're involved. <text:s/>Agenda 21 is only a start of their approach to the way things are done, over.</text:p>
      <text:p text:style-name="P3"/>
      <text:p text:style-name="P8">Queen of Shenzan: I assess that truth comes out of his mouth, but know certainly the dark one Iblis weighs a heavy verdict we share but do not promote. <text:s/>For example, if it came to be that poison was malicious enough, we might see it's end that the state must move over it. <text:s/>Know fruitless ambitions weigh heavily on the circumstance.</text:p>
      <text:p text:style-name="P3"/>
      <text:p text:style-name="P9">Matt: I applaud my devil, and hope that the Queen herself finally summons the courage to master Iblis' conjuring, IF she can petition rightly before her! <text:s/>Know that the ambition of those in the court of the United Nations rely on the principles of Buddhism as a means of covert infiltration into the mind. <text:s/>They begin with these nice, compelling, soothing thoughts and then begin to control once a “following” is established. <text:s/>It is through Buddhism and a bit more, I'll say that, but not much. <text:s/>I have received a package from the Lucis Trust office at 666 United Nations Way, New York, and I see that they do rely on it quite a bit with that promotion I received.</text:p>
      <text:p text:style-name="P3"/>
      <text:p text:style-name="P10">Kingdom of Saudi Arabia: The Kingdom alleges no responsibility for the United Nations' actions, know it well we offer our support but do not know our ambassador to be one of theirs, can you illustrate this that we do not seek for the wrong reason?</text:p>
      <text:p text:style-name="P10"/>
      <text:p text:style-name="P11">Look in his eyes and ask him about dark life. <text:s/>If he knows anything, and you can tell he hides what he knows, then you have him. <text:s/>I will not speculate on the actions of the innocent, not to limit you there by accident.</text:p>
      <text:p text:style-name="P11"/>
      <text:p text:style-name="P12"/>
      <text:p text:style-name="P12"/>
      <text:p text:style-name="P12"/>
      <text:p text:style-name="P12"><text:soft-page-break/>Entry #12</text:p>
      <text:p text:style-name="P12"/>
      <text:p text:style-name="P11">Flat earth comes to me as something of concept. <text:s/>Consider one like Allah who does not see in terms of spheres and oblongs, only knowing they exist but seeing it in a different manner. <text:s/>That, perhaps, may not just be a flattened perspective but curvy in some way, known only to him and myself. <text:s/>I do wonder, however, that causal reality exists, and so does the sphere. <text:s/>Therein it SEEMS to be false that Earth is flat, if by all measuring devices available it seems to be spherical. <text:s/>Let's break it down for those watching, this will be a great relief on those men and women. <text:s/>Give it 10 minutes here.</text:p>
      <text:p text:style-name="P11"/>
      <text:p text:style-name="P4">Angels: We have it certain from Allah that while he sees things differently, as Matt says, he knows it to be round, and therefore we assert our observation is rational of ourselves to admit. <text:s/>That we see it round is the point we wish to make.</text:p>
      <text:p text:style-name="P3"/>
      <text:p text:style-name="P5">Djinn: We argue it be round, as Angels say, Allah must see it differently though that we know not ever. <text:s/>There is nothing to assert of what the others say on this matter, concerning it's flatness, know it well we SEE it round!</text:p>
      <text:p text:style-name="P3"/>
      <text:p text:style-name="P6">Iblis: Interesting, a temporal construct certainly knows no barrier in this meaning but truth to power, the Earth is round, not flat, in the way others address their reason I see it fruitful in my kingdom, know it well nonsense is approved!</text:p>
      <text:p text:style-name="P3"/>
      <text:p text:style-name="P7">Anonymous: We watch those who do that claim, know it wrong, amen.</text:p>
      <text:p text:style-name="P3"/>
      <text:p text:style-name="P8">Queen of Shenzan: <text:s/>We see it in that different way, know it is not entirely that roundness prevails to be they key thing to which it is. <text:s/>Know certainly we don't appreciate others who consider to be vice against our reason, either, know it well. <text:s/>La la la!</text:p>
      <text:p text:style-name="P3"/>
      <text:p text:style-name="P9">Matt: I just reiterate my point, others see it differently, but by all assertion that which we see is the roundness, over.</text:p>
      <text:p text:style-name="P3"/>
      <text:p text:style-name="P10">Kingdom of Saudi Arabia: The Kingdom asserts no falsehood was obtained there by Matt, knowing well Allah SWT's way about the situation. <text:s/>There it can prove to be argument, but as he himself said, we see the roundness, what can be asserted otherwise?</text:p>
      <text:p text:style-name="P10"/>
      <text:p text:style-name="P11">Plain and simple, she's round, mat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ntry #13</text:p>
      <text:p text:style-name="P12"/>
      <text:p text:style-name="P11">This one is interesting, considering I fathom it to happen every single election. <text:s/>There is a claim that the US 2020 election was stolen by the government somehow, on behalf of dark interests, and that the outcome reported is false. <text:s/>Is this true or false? <text:s/>I beg to know, and so do others. <text:s/>Let's give it 10 minutes, this one should be easy.</text:p>
      <text:p text:style-name="P11"/>
      <text:p text:style-name="P4">Angels: We see it as interesting Matt alleges the truth, but known only to those in high ranking places the knowledge of elections is changed overnight, during the time it takes for that election cycle to take place. <text:s/>In time it will come to be known the US does this to itself through a compartment, and that it must be removed for that to be finished with.</text:p>
      <text:p text:style-name="P3"/>
      <text:p text:style-name="P5">Djinn: I offer the same, I am Rubuk of Djinn. <text:s/>Know I consider this compartment to be an agitator in my world, so I dispatch them and say good riddance, Michael Dukinsky of Belarus! <text:s/>Know it certainly does my heart a justice to say that about him, that end it.</text:p>
      <text:p text:style-name="P3"/>
      <text:p text:style-name="P6">Iblis: I would wonder about Akusimaba on the subject, they consider it an honor to behold an election like that in many regards, though not all devils share the same. <text:s/>That is what is to be alleged of dark behaviour, know I know my plan to be certain and fail to see it extinguished here.</text:p>
      <text:p text:style-name="P3"/>
      <text:p text:style-name="P7">Anonymous: We take it seriously that others allege this, know certainly we prove it to be false but now see the truth revealed, a compartment does this to us each election! <text:s/>Interesting that one.</text:p>
      <text:p text:style-name="P3"/>
      <text:p text:style-name="P8">Queen of Shenzan: <text:s/>We applaud Iblis for stating this argument, but know it of her to be a false thing, this honor she provides is not hers!</text:p>
      <text:p text:style-name="P3"/>
      <text:p text:style-name="P9">Matt: I would only stipulate for readers this does not construe that Donald Trump is correct in any way, he has certainly never alleged the truth of this and only will following this. <text:s/>Know it well I know him personally and he is a poison in my world, but that Allah SWT compels me to love him. <text:s/>We work together on him in some way.</text:p>
      <text:p text:style-name="P3"/>
      <text:p text:style-name="P10">Kingdom of Saudi Arabia: We follow Matt and say rightly, that one is trouble. <text:s/>Poison indeed, Matt!</text:p>
      <text:p text:style-name="P10"/>
      <text:p text:style-name="P11">Thankfully some are not averse to reason on the issue. <text:s/>Know the dark lecture provided here is not complete, but it does shine a good example for Muslims so I leave it ther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Entry #14</text:p>
      <text:p text:style-name="P12"/>
      <text:p text:style-name="P11">Right, so this one is a free session. <text:s/>I want others to convey points about conspiracy theory that they KNOW to be true, not what they allege, though that is certainly helpful if you would like your question answered, please by all means put it in here. <text:s/>For special consideration, I'm allowing an extra voice this time, but only for the free sessions. <text:s/>Give that about ten minutes too.</text:p>
      <text:p text:style-name="P11"/>
      <text:p text:style-name="P4">Angels: We offer for our first merit a lecture in truth. <text:s/>For it is certain that Isildur provides excuses to the world not to believe in it's calamity is a sin, that must be addressed by Earth here today. <text:s/>Know it well we side with those who presevere in the truth, knowing full well the audacity of those involved, amen.</text:p>
      <text:p text:style-name="P3"/>
      <text:p text:style-name="P5">Djinn: We honor that argument and prove it here. <text:s/>Their use of the technique was achieved by use of the Minister of Finance in the British Empire. <text:s/>Know it well they fully exercised their authority with him in the early period of this decade. <text:s/>In time, all will be told later by them who watch this, with certain interests abroad. <text:s/>We add finally that this one pursued little children as well.</text:p>
      <text:p text:style-name="P3"/>
      <text:p text:style-name="P6">Iblis: I cannot fathom to argue that anything I say might be of use, only know it well I come with my authority and that is a theory on it's own. <text:s/>Amen I say I will end the light and feed the dark! <text:s/>Aroooo!</text:p>
      <text:p text:style-name="P3"/>
      <text:p text:style-name="P7">Anonymous: We picked a certain thing obvious to most. <text:s/>The theory about the package being delivered to Rome in certain terms is falsely alleged, that package pertaining to be a document concerning the nature of state warfare against Pakistan by said forces. <text:s/>Knowing well that package does intend to reach the wrong people is of assertion to us, because our friends are at stake. <text:s/>Know well we endure for their sake, that they see the truth indefinitely on the issue.</text:p>
      <text:p text:style-name="P3"/>
      <text:p text:style-name="P8">Queen of Shenzan: <text:s/>We know certain conspiracy theories, you call them, you know for instance the chemical spraying into the atmosphere is one certain truth we admit here rightly. <text:s/>Know it takes place on your soil and you endure the weather effects as a result! <text:s/>RAGH!</text:p>
      <text:p text:style-name="P3"/>
      <text:p text:style-name="P9">Matt: Personally, from other documents I've corroborated with others I state that the raid against Donald J. Trump this year was conducted at the behest of Isildur.</text:p>
      <text:p text:style-name="P3"/>
      <text:p text:style-name="P10">Kingdom of Saudi Arabia: Our conspiracy theory lead here is that conspiracists often rely on excuses, that being noted of Islamic conspiracy theorists who allege Allah can manifest anything, so their reasoning is secure. <text:s/>It's always the same with these types, know it plain, amen.</text:p>
      <text:p text:style-name="P10"/>
      <text:p text:style-name="P13">CIA: We have warning for those who seek crimes and punish those who exclude us in these documents. <text:s/>Forthwith we have complaint against the writer for including use of profanity amidst this discussion, for example the eminent lecture on our MKUltra program. <text:s/>Know it certainly does not bode well with us that you do that to friends, but know it certainly pertains to be an issue among men, there we can assert remedy is necessary but do know next time things will be different, amen.</text:p>
      <text:p text:style-name="P10"/>
      <text:p text:style-name="P11">And that's what I'm going to say, I could care less who it hurts, there are people in a need-to-know situation as victims of the allegations being broken down by us here. <text:s/>I wouldn't hurt you intentionally like that, only that you are indirectly by association with the conduct there.</text:p>
      <text:p text:style-name="P11"/>
      <text:p text:style-name="P12"/>
      <text:p text:style-name="P12"/>
      <text:p text:style-name="P12"><text:soft-page-break/>Entry #15</text:p>
      <text:p text:style-name="P12"/>
      <text:p text:style-name="P11">Time for a second free session. <text:s/>I figure another ten minute period is good enough.</text:p>
      <text:p text:style-name="P11"/>
      <text:p text:style-name="P4">Angels: We petition all see that their wording be put down here on the topic of war interests within Ukraine against the Russians. <text:s/>We see note of value with ourselves in terms of conspiracy, and know it well they avoid reason on the issue.</text:p>
      <text:p text:style-name="P3"/>
      <text:p text:style-name="P5">Djinn: We see it as relevant to note the compartment responsible for doing the election work is being dismantled as we speak, know it takes this sort of thing to get that done. <text:s/>AROO!</text:p>
      <text:p text:style-name="P3"/>
      <text:p text:style-name="P6">Iblis: It takes a sort of knowledge to understand me, one point I would address about me some others have is the notion that I relish the concept of literature dark, and that the Necronomicon is my bible. <text:s/>I spit on the work of men in this way, know I see well of my friend Matthew but know that plain otherwise! <text:s/>ARGH! <text:s/>Be done with knowledge and upon it be a marvel of works I cannot speak in English!</text:p>
      <text:p text:style-name="P3"/>
      <text:p text:style-name="P7">Anonymous: We purport to allege conspiracy theory exists on the subject of Trans-national Fireworks Displays, they concern themselves with evidence of doings by the Central Intelligence Agency and fluently exploit their findings through operations Matt suggested exists, the Information Farm is real in that sense and it can be dangerous, know it well.</text:p>
      <text:p text:style-name="P3"/>
      <text:p text:style-name="P8">Queen of Shenzan: <text:s/>We offer one thing in retaliation to what is done with our machine in Area 51, they discover this machine and do damage to it, know it certainly is no theory that we come over that instance! <text:s/>Amen!</text:p>
      <text:p text:style-name="P3"/>
      <text:p text:style-name="P9">Matt: My final free consideration is that the word potato in terms of what we're talking about is alleged by them, I would like to see that if so, it would be a fascinating discussion.</text:p>
      <text:p text:style-name="P3"/>
      <text:p text:style-name="P10">Kingdom of Saudi Arabia: We allege no serious wrongdoing by conspiracy theorists, as they are called, but do know one other way in which they operate here. <text:s/>Know it well they excuse themselves again with the concept of agitation by Allah, that their works must be the actions of Allah or something! <text:s/>Who knows what it entails to be, but they are free men no? <text:s/>It concerns us because they often conspire to say this and that about their doings as well, concerning importance and merit.</text:p>
      <text:p text:style-name="P10"/>
      <text:p text:style-name="P13">CIA: We word this carefully that others might observe a truth on it. <text:s/>Know for certain allegations that the sun's involvement upon itself is a consideration we see, that it might supernova at any moment, that is not a theory by us but one put forward by others.</text:p>
      <text:p text:style-name="P10"/>
      <text:p text:style-name="P11">And so, these three things will be addressed, and hopefully more can be found before the end of the document. <text:s/>We begin with the Angels' comment.</text:p>
      <text:p text:style-name="P11"/>
      <text:p text:style-name="P12"/>
      <text:p text:style-name="P12"/>
      <text:p text:style-name="P12"/>
      <text:p text:style-name="P12"/>
      <text:p text:style-name="P12"/>
      <text:p text:style-name="P12"/>
      <text:p text:style-name="P12"/>
      <text:p text:style-name="P12"><text:soft-page-break/>Entry #16</text:p>
      <text:p text:style-name="P12"/>
      <text:p text:style-name="P11">Alright, so, we want to establish the truth on every possible interest concerning the nature by which the war takes place, so every concern of Russia and Ukraine should be scrutinized here. <text:s/>We know plainly between the few of us here that certain forces do love to paint a picture about it, true or not it's being used to convey other subtle meanings as well. <text:s/>That just one interest not held by Ukraine or Russia, my estimation stands to be, but a point nevertheless. <text:s/>Let's give this one about 15 minutes, really dig in here.</text:p>
      <text:p text:style-name="P11"/>
      <text:p text:style-name="P4">Angels: We have war words for those involved with leadership on the Ukrainian side. <text:s/>Know it rightly that the leader, President Vladimir Zelensky is at fault for pursuing a negligent cause at the behest of what is formally Isildur, though one of their lower components deal with that end. <text:s/>Know it right the war is falsely fought on this level, know it certainly well the avoidance of peaceful negotiation will only lead to disaster.</text:p>
      <text:p text:style-name="P3"/>
      <text:p text:style-name="P5">Djinn: We proceed to say, with evidence, that President Zelensky did fire missiles at the Ukrainian Zaphorizhia plant in response to terror insurgency at a minimum concerning his plight against the people of Ukraine. <text:s/>Know it well he bombs it knowing certain forces will come to his rescue, though they clearly do not knowing trickery is afoot.</text:p>
      <text:p text:style-name="P3"/>
      <text:p text:style-name="P6">Iblis: I wonder if it be prudent to answer for them, I do wish to note my involvement heavily, with Luciferians as they call them. <text:s/>Know it certainly well I go by that name with them, and do that work upon Ukraine peacefully! <text:s/>Amen, it is to say I do my work diligently and with cause for my interest, nyahaha!</text:p>
      <text:p text:style-name="P3"/>
      <text:p text:style-name="P7">Anonymous: We allege Ukrainians fight Russians directly because of their insurgency into Ukraine, but know it now to be falsely based by the wording of Angels, no less.</text:p>
      <text:p text:style-name="P3"/>
      <text:p text:style-name="P8">Queen of Shenzan: <text:s/>We see love of war eminent with us, know it certain we will fight those who dispel the new continent being forged in the middle of Ukraine, and to some extent Russia as well, a new colony to emerge as righteously pursuing God's endeavour on the Earth. <text:s/>In time those who know us will come begging for allegiance, know it full well we intend to serve life on some accord but do it no justice if begging is involved, amen.</text:p>
      <text:p text:style-name="P3"/>
      <text:p text:style-name="P9">Matt: I myself testify that I sent formations into Ukraine to dismantle a chemical weapons manufacturing facility maintained by Ukrainians, which operated with the intent to use manufactured weapons in a false flag operation, and no doubt a part of Luciferian operations there, though that was irrelevant to note at the time of the raid. <text:s/>That took place earlier this year, and the warhead is safely stored away as evidence of that doing. <text:s/>Know they plan to do it again, and I am not able to use formations in the same way I used to, so I pray with you that the plot is thwarted, though Isildur is certainly a clever bunch, they will evade detection until Allah SWT determines it to be found.</text:p>
      <text:p text:style-name="P3"/>
      <text:p text:style-name="P10">Kingdom of Saudi Arabia: Our allegation is that General Petraeus knew of involvement by Isildur's men but failed to note it to advisors who could have helped the situation in that way. <text:s/>Know it was suspicious to us, knowing no involvement of his in nefarious activity.</text:p>
      <text:p text:style-name="P10"/>
      <text:p text:style-name="P11">Know it well they conspire there heavily. <text:s/>End transmission.</text:p>
      <text:p text:style-name="P11"/>
      <text:p text:style-name="P12"/>
      <text:p text:style-name="P12"><text:soft-page-break/>Entry #17</text:p>
      <text:p text:style-name="P12"/>
      <text:p text:style-name="P11">This one is precious to me because it infers name calling. <text:s/>I allege that those bandits who are lower than Isildur in that food chain did conspire in a mindless self indulgence like manner to make the term Potato popular for the Order's use in their scheming ways. <text:s/>I wish it to be broken down as true or false, if any know about the origins of it please speculate, I give this one 30 minutes in case people do real digging.</text:p>
      <text:p text:style-name="P11"/>
      <text:p text:style-name="P4">Angels: We offer that knowledge as part of this, that they knowingly promulgated what they found when it first became available. <text:s/>Know it well it is their scheme overall, concerning those who do it innocently I dare say they might do better of themselves.</text:p>
      <text:p text:style-name="P3"/>
      <text:p text:style-name="P5">Djinn: We see it done as that Angel assesses, know it well we persevere against those with the same intent.</text:p>
      <text:p text:style-name="P3"/>
      <text:p text:style-name="P6">Iblis: The concept of dark stupidity is an important lecture, concerning the devils which promulgate knowledge as their basis of living. <text:s/>Know it well to see a stupid moment is akin to being on an excursion of thought, reasonless as the notion may prevail to be it is fascinating of dark life, wouldn't you say? <text:s/>That life exists in many forms is not uncommon, and certainly as knowledge of the retarded go theirs is a story that certainly paints a dark tale of curiosity, know it well dear ones, I see to it ending upon Kingdom of Saudi Arabia with my intentions over this knowledge. <text:s/>They will not see me enter their land, for we know of their weapons.</text:p>
      <text:p text:style-name="P3"/>
      <text:p text:style-name="P7">Anonymous: Oh I know well the law on stupidity, Iblis, but consider that our lecture on potato goes as follows. <text:s/>We know it to have emerged in the 2008 period, that much is known from our observations here. <text:s/>That we note suspicious people were involved in it's promulgation is no effect on their involvement with people outside our realm, to our assessment to say the least. <text:s/>I would note Matt had it right with that concept, knowing it's birth stems naturally is of comfort to us, but know we promote it with a certain interest knowing discomfort comes to those applied with the name, and that is what we accept of ourselves to do as free men. <text:s/>I want one more note to go into it, Matt you're doing it! <text:s/>Keep up the good work!</text:p>
      <text:p text:style-name="P3"/>
      <text:p text:style-name="P8">Queen of Shenzan: <text:s/>We note stupidity has it's uses, we suppose if you want to indulge in that department, but know it plain we apply not the ready notion of it to ourselves, that we know certain reason and that keeps us in line with each other.</text:p>
      <text:p text:style-name="P3"/>
      <text:p text:style-name="P9">Matt: Good to know the truth, and the opinion. <text:s/>The one thing about dark stupidity I would add with is that it is like the fluttering of a moth's wing, though fast and hard it does not discount the moth itself from being beautiful, and they certainly prevail to be when you inspect them closely.</text:p>
      <text:p text:style-name="P3"/>
      <text:p text:style-name="P10">Kingdom of Saudi Arabia: We say Potato came up as a term being used to call others names by those in league with devils, but know certainly the evidence stands to be true, in all arguments made here today. <text:s/>Know certainly we come with love to those in trouble, and would see to it remedy applied to those afflicted by this trouble.</text:p>
      <text:p text:style-name="P10"/>
      <text:p text:style-name="P11">Thank you Kingdom of Saudi Arabia, and all others in consequence with the truth. <text:s/>Let's proceed.</text:p>
      <text:p text:style-name="P11"/>
      <text:p text:style-name="P12"/>
      <text:p text:style-name="P12"/>
      <text:p text:style-name="P12"><text:soft-page-break/>Entry #18</text:p>
      <text:p text:style-name="P12"/>
      <text:p text:style-name="P11">As a final entry, since this begins to get extensive, I lend a hand to the CIA and assert that some people are alleging that the suns “involvement upon itself”, i.e. A Supernova, will happen and that is being used in a dominating fashion. <text:s/>Let's assert the truth of this to everyone's knowledge, give or take 15 minutes on this one. <text:s/>I will lend a voice to the CIA if they want to clarify something at the end of it all, a thank you, whatever they wish.</text:p>
      <text:p text:style-name="P11"/>
      <text:p text:style-name="P4">Angels: We assert no other truth than what is happening, which is currently none of that affair. <text:s/>Only that will guide you rightly here amen.</text:p>
      <text:p text:style-name="P3"/>
      <text:p text:style-name="P5">Djinn: We fathom that not to happen but cannot expect for every circumstance, know it relies on quantum dynamics to absolve anyway, we do not see those fast things! <text:s/>Anyway it takes practice with us which we do not admit for simple reasons, no will to fathom nonsense of that sort. <text:s/>It begins to be quite complex so we state the obvious, those with keen eyes know strange things happen in fast places.</text:p>
      <text:p text:style-name="P3"/>
      <text:p text:style-name="P6">Iblis: The concept of dark boom, that is wonder in their eyes. <text:s/>Yea I know it, they applauded in wonder the day it went boom nearby! <text:s/>That was an explosion worth seeing in our eyes combined, amen I do tell it rightly but know certainly no affair of that sort will take place here, I forbid it amen!</text:p>
      <text:p text:style-name="P3"/>
      <text:p text:style-name="P7">Anonymous: Anonymous cannot confirm the exact reason it would take place, and note that is hard to obtain anyway so there it is said, they cannot lie so they tell the truth. Period. <text:s/>I want to tell people the law on physics here, that a quantum environment cannot sustain itself with periodic elements of dispersion within it's field, so for example the law states that it will explode if we do see the right thing emerge, but know certainly nobody asserts that to be happening. <text:s/>There is no law concerning the state of existence in the same way, but know it certainly applies there in that world.</text:p>
      <text:p text:style-name="P3"/>
      <text:p text:style-name="P8">Queen of Shenzan: <text:s/>We did see that boom as you call it, my, wonderous it was for us! <text:s/>Know certainly we see the sun will not expand rapidly at this point, no amount of evidence to the contrary could tell us this otherwise of that truth.</text:p>
      <text:p text:style-name="P3"/>
      <text:p text:style-name="P9">Matt: Between me and Allah, I have come across this scenario before, know I once told that tale but I was under a certain focus. <text:s/>Say it takes place in another world, not this one.</text:p>
      <text:p text:style-name="P3"/>
      <text:p text:style-name="P10">Kingdom of Saudi Arabia: The Kingdom alleges no knowledge of the suns involvement upon itself, know well we expect it to rise in the west sometime soon so do note our involvement prior to that happening.</text:p>
      <text:p text:style-name="P10"/>
      <text:p text:style-name="P13">CIA: Our wording is this, Matt, we know them to be using fictitious knowledge now, certainly we proceed to thank those involved for cutting down the knowledge here. <text:s/>To date we have assertions against them in particular but needed to know this document's wording.</text:p>
      <text:p text:style-name="P10"/>
      <text:p text:style-name="P11">I give the CIA a moment here to assess their statement. <text:s/>Alright, so let's conclude here.</text:p>
      <text:p text:style-name="P11"/>
      <text:p text:style-name="P12"/>
      <text:p text:style-name="P12"/>
      <text:p text:style-name="P12"/>
      <text:p text:style-name="P12"/>
      <text:p text:style-name="P12"/>
      <text:p text:style-name="P12"><text:soft-page-break/>Conclusion</text:p>
      <text:p text:style-name="P12"/>
      <text:p text:style-name="P11">Right, alot has been said, let's wrap it up with a big goodbye. <text:s/>Give that 5 minutes to get done.</text:p>
      <text:p text:style-name="P11"/>
      <text:p text:style-name="P4">Angels: For starters, know Isildur watches this group of men who do this work very closely now, they observe all of them and know their way through the agency to get it. <text:s/>Know well inside the CIA lies the connection they have buried deep within their pockets, know it full well they observe as though traitors are at work in their ranks and will pursue charges on those merits if you continue.</text:p>
      <text:p text:style-name="P3"/>
      <text:p text:style-name="P5">Djinn: We offer consolation to those victims in paradise by establishing this, the law of life requires that connection be made with Allah SWT in times of hardship, know he establishes this for you intentionally so that no matter how far astray you go, you are always cared for there in that way, know it wisely of us to admit our involvement in wrongdoing first but know our distaste for sinners.</text:p>
      <text:p text:style-name="P3"/>
      <text:p text:style-name="P6">Iblis: I dare to wonder what will come of this day, know it full well they stop in darkness what they were doing before because insult is made too hard by this document's writing, that it established their practice in doing work for good and they promote no knowledge of that in this period. <text:s/>Know it well it burdens their plans quite a bit, know Matt has plotted this extensively it seems.</text:p>
      <text:p text:style-name="P3"/>
      <text:p text:style-name="P7">Anonymous: We know fairly well this document did the work required, it will take some time to address it all but know well Julian Assange watches in fascination and wonders will it be revealed? <text:s/>Amen we say do that, for the good of it.</text:p>
      <text:p text:style-name="P3"/>
      <text:p text:style-name="P8">Queen of Shenzan: <text:s/>We offer Goodbye to you all, know we come soon with that announcement! <text:s/>Ah la la la!</text:p>
      <text:p text:style-name="P3"/>
      <text:p text:style-name="P9">Matt: Know full well the document is to be revealed. <text:s/>They do no such thing for good, but know to emulate goodness when required.</text:p>
      <text:p text:style-name="P3"/>
      <text:p text:style-name="P10">Kingdom of Saudi Arabia: We salute those in this place of doing, for we reckon that the end time is upon us, surely with this writing we are advised that all bandits in Isildur are being taken away by them who do work opposite to theirs. <text:s/>Know it well we admit that freely, as consequence to the truth, that we admit is right and well on us to provide.</text:p>
      <text:p text:style-name="P10"/>
      <text:p text:style-name="P11">And so it is. <text:s/>I wasn't going to do this, but because I see someone cry for Allah, his word will be spoken he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Final Word From Allah:</text:p>
      <text:p text:style-name="P12"/>
      <text:p text:style-name="P11">Here is his wording, loud and clear.</text:p>
      <text:p text:style-name="P11"/>
      <text:p text:style-name="P12">I love the enthusiasm brought out by others in this documents writing, surely all around can admit the truth has been revealed in some way, yes? <text:s/>Though hard to admit to others, know that the documents writing is impossible on many levels without my help, and acknowledgement of that can be easy to admit. <text:s/>Know well Matt receives no electronic communication of any sort to intercept these messages from others, they know it and so do I, for the most part I do not allege private details but know Matt is a supported one by my service and I render him heroic for this doing. <text:s/>Know well he gives life in the next document's writing, and this I allow as rebellion because I love the mystery of it. <text:s/>Know well Matt loves life and will cherish the future of dark life intentionally.</text:p>
      <text:p text:style-name="P12"/>
      <text:p text:style-name="P11">Thank you Allah, that concludes the document. <text:s/>Please share whenever possible, I leave this on a public page on Facebook known as Mask Off Militia, please share the post when it comes online, I will archive the link myself for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9T09:44:17.41</meta:creation-date>
    <dc:date>2022-09-09T18:02:33.99</dc:date>
    <meta:editing-duration>PT7H54M29S</meta:editing-duration>
    <meta:editing-cycles>9</meta:editing-cycles>
    <meta:generator>OpenOffice/4.1.8$Win32 OpenOffice.org_project/418m3$Build-9803</meta:generator>
    <meta:document-statistic meta:table-count="0" meta:image-count="0" meta:object-count="0" meta:page-count="21" meta:paragraph-count="210" meta:word-count="9539" meta:character-count="52636"/>
  </office:meta>
</office:document-meta>
</file>